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15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631cm" svg:height="12.37cm" svg:x="9.401cm" svg:y="0.133cm">
            <draw:object draw:notify-on-update-of-ranges="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603cm" svg:height="12.53cm" svg:x="9.511cm" svg:y="12.928cm">
            <draw:object draw:notify-on-update-of-ranges="Sheet1.B6:Sheet1.B6 Sheet1.B7:Sheet1.B10 Sheet1.C6:Sheet1.C6 Sheet1.C7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put</text:p>
          </table:table-cell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time (ms)</text:p>
          </table:table-cell>
          <table:table-cell/>
        </table:table-row>
        <table:table-row table:style-name="ro1">
          <table:table-cell office:value-type="string" calcext:value-type="string">
            <text:p>4Mx4M 40 sensors</text:p>
          </table:table-cell>
          <table:table-cell table:style-name="ce1" office:value-type="string" calcext:value-type="string">
            <text:p>border intersection</text:p>
          </table:table-cell>
          <table:table-cell table:style-name="ce1" office:value-type="float" office:value="0.0086" calcext:value-type="float">
            <text:p>0.0086</text:p>
          </table:table-cell>
          <table:table-cell/>
        </table:table-row>
        <table:table-row table:style-name="ro1">
          <table:table-cell office:value-type="string" calcext:value-type="string">
            <text:p>4Mx4M 40 sensors</text:p>
          </table:table-cell>
          <table:table-cell table:style-name="ce1" office:value-type="string" calcext:value-type="string">
            <text:p>range exclusion</text:p>
          </table:table-cell>
          <table:table-cell table:style-name="ce1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4Mx4M 40 sensors</text:p>
          </table:table-cell>
          <table:table-cell table:style-name="ce1" office:value-type="string" calcext:value-type="string">
            <text:p>column skipping</text:p>
          </table:table-cell>
          <table:table-cell table:style-name="ce1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4Mx4M 40 sensors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float" office:value="302400000" calcext:value-type="float">
            <text:p>30240000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lgo</text:p>
          </table:table-cell>
          <table:table-cell office:value-type="string" calcext:value-type="string">
            <text:p>time (ms)</text:p>
          </table:table-cell>
          <table:table-cell/>
        </table:table-row>
        <table:table-row table:style-name="ro1">
          <table:table-cell table:style-name="Default" office:value-type="string" calcext:value-type="string">
            <text:p>20x20 14 sensors</text:p>
          </table:table-cell>
          <table:table-cell table:style-name="ce1" office:value-type="string" calcext:value-type="string">
            <text:p>border intersection</text:p>
          </table:table-cell>
          <table:table-cell table:style-name="ce2" office:value-type="float" office:value="0.0013" calcext:value-type="float">
            <text:p>0.0013</text:p>
          </table:table-cell>
          <table:table-cell/>
        </table:table-row>
        <table:table-row table:style-name="ro1">
          <table:table-cell table:style-name="Default" office:value-type="string" calcext:value-type="string">
            <text:p>20x20 14 sensors</text:p>
          </table:table-cell>
          <table:table-cell table:style-name="ce1" office:value-type="string" calcext:value-type="string">
            <text:p>range exclusion</text:p>
          </table:table-cell>
          <table:table-cell table:style-name="ce2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Default" office:value-type="string" calcext:value-type="string">
            <text:p>20x20 14 sensors</text:p>
          </table:table-cell>
          <table:table-cell table:style-name="ce1" office:value-type="string" calcext:value-type="string">
            <text:p>column skipping</text:p>
          </table:table-cell>
          <table:table-cell table:style-name="ce2" office:value-type="float" office:value="0.000341" calcext:value-type="float">
            <text:p>0.000341</text:p>
          </table:table-cell>
          <table:table-cell/>
        </table:table-row>
        <table:table-row table:style-name="ro1">
          <table:table-cell table:style-name="Default" office:value-type="string" calcext:value-type="string">
            <text:p>20x20 14 sensors</text:p>
          </table:table-cell>
          <table:table-cell table:style-name="ce1" office:value-type="string" calcext:value-type="string">
            <text:p>brute force</text:p>
          </table:table-cell>
          <table:table-cell table:style-name="ce2" office:value-type="float" office:value="0.0037" calcext:value-type="float">
            <text:p>0.0037</text:p>
          </table:table-cell>
          <table:table-cell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earch space width</text:p>
          </table:table-cell>
          <table:table-cell office:value-type="string" calcext:value-type="string">
            <text:p>sensor count</text:p>
          </table:table-cell>
          <table:table-cell table:style-name="ce1"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border intersectio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range exclusio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column skipping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brute force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02400000" calcext:value-type="float">
            <text:p>302400000</text:p>
          </table:table-cell>
        </table:table-row>
        <table:table-row table:style-name="ro1">
          <table:table-cell office:value-type="string" calcext:value-type="string">
            <text:p>border intersectio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range exclusio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olumn skipping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341" calcext:value-type="float">
            <text:p>0.000341</text:p>
          </table:table-cell>
        </table:table-row>
        <table:table-row table:style-name="ro1">
          <table:table-cell office:value-type="string" calcext:value-type="string">
            <text:p>brute force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37" calcext:value-type="float">
            <text:p>0.0037</text:p>
          </table:table-cell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border intersection</text:p>
          </table:table-cell>
          <table:table-cell office:value-type="string" calcext:value-type="string">
            <text:p>range exclusion</text:p>
          </table:table-cell>
          <table:table-cell office:value-type="string" calcext:value-type="string">
            <text:p>column skipping</text:p>
          </table:table-cell>
          <table:table-cell office:value-type="string" calcext:value-type="string">
            <text:p>brute force</text:p>
          </table:table-cell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</text:p>
          </table:table-cell>
          <table:table-cell office:value-type="string" calcext:value-type="string">
            <text:p>search space width</text:p>
          </table:table-cell>
          <table:table-cell office:value-type="string" calcext:value-type="string">
            <text:p>sensor count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rder intersectio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.0086" calcext:value-type="float">
            <text:p>0.0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ge exclusio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umn skipping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te force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02400000" calcext:value-type="float">
            <text:p>3024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rder intersectio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13" calcext:value-type="float">
            <text:p>0.0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ge exclusio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umn skipping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341" calcext:value-type="float">
            <text:p>0.000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te force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22:10:51.227000000</meta:creation-date>
    <dc:date>2024-02-04T13:47:28.509000000</dc:date>
    <meta:editing-duration>PT15H36M37S</meta:editing-duration>
    <meta:editing-cycles>2</meta:editing-cycles>
    <meta:generator>LibreOffice/7.4.3.2$Windows_X86_64 LibreOffice_project/1048a8393ae2eeec98dff31b5c133c5f1d08b890</meta:generator>
    <meta:document-statistic meta:table-count="2" meta:cell-count="10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32cm" svg:height="12.371cm" xlink:href=".." xlink:type="simple" chart:class="chart:bar" chart:style-name="ch1">
        <chart:legend chart:legend-position="end" svg:x="22.422cm" svg:y="5.886cm" style:legend-expansion="high" chart:style-name="ch2"/>
        <chart:plot-area chart:style-name="ch3" table:cell-range-address="Sheet1.B1:Sheet1.C5" chart:data-source-has-labels="both" svg:x="0.492cm" svg:y="0.247cm" svg:width="21.438cm" svg:height="11.877cm">
          <chart:coordinate-region svg:x="2.595cm" svg:y="0.446cm" svg:width="19.335cm" svg:height="11.031cm"/>
          <chart:axis chart:dimension="x" chart:name="primary-x" chart:style-name="ch4" chartooo:axis-type="auto">
            <chartooo:date-scale/>
            <chart:categories table:cell-range-address="Sheet1.B2:Sheet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r intersection</text:p>
                <draw:g>
                  <svg:desc>Sheet1.B2:Sheet1.B5</svg:desc>
                </draw:g>
              </table:table-cell>
              <table:table-cell office:value-type="float" office:value="0.0086">
                <text:p>0.008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ange exclusio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olumn skipping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brute force</text:p>
              </table:table-cell>
              <table:table-cell office:value-type="float" office:value="302400000">
                <text:p>302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04cm" svg:height="12.531cm" xlink:href=".." xlink:type="simple" chart:class="chart:bar" chart:style-name="ch1">
        <chart:legend chart:legend-position="end" svg:x="22.394cm" svg:y="5.966cm" style:legend-expansion="high" chart:style-name="ch2"/>
        <chart:plot-area chart:style-name="ch3" table:cell-range-address="Sheet1.B6:Sheet1.C10" chart:data-source-has-labels="both" svg:x="0.492cm" svg:y="0.25cm" svg:width="21.41cm" svg:height="12.031cm">
          <chart:coordinate-region svg:x="1.775cm" svg:y="0.45cm" svg:width="20.127cm" svg:height="11.184cm"/>
          <chart:axis chart:dimension="x" chart:name="primary-x" chart:style-name="ch4" chartooo:axis-type="auto">
            <chartooo:date-scale/>
            <chart:categories table:cell-range-address="Sheet1.B7:Sheet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10" chart:label-cell-address="Sheet1.C6:Sheet1.C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r intersection</text:p>
                <draw:g>
                  <svg:desc>Sheet1.B7:Sheet1.B10</svg:desc>
                </draw:g>
              </table:table-cell>
              <table:table-cell office:value-type="float" office:value="0.0013">
                <text:p>0.0013</text:p>
                <draw:g>
                  <svg:desc>Sheet1.C7:Sheet1.C10</svg:desc>
                </draw:g>
              </table:table-cell>
            </table:table-row>
            <table:table-row>
              <table:table-cell office:value-type="string">
                <text:p>range exclusio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column skipping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brute force</text:p>
              </table:table-cell>
              <table:table-cell office:value-type="float" office:value="0.0037">
                <text:p>0.0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